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1.782cm" fo:min-width="3.691cm"/>
    </style:style>
    <style:style style:name="gr2" style:family="graphic" style:parent-style-name="standard">
      <style:graphic-properties svg:stroke-color="#000000" draw:fill-color="#fffffe" draw:textarea-horizontal-align="justify" draw:textarea-vertical-align="middle" draw:auto-grow-height="false" fo:min-height="1.782cm" fo:min-width="3.183cm"/>
    </style:style>
    <style:style style:name="gr3" style:family="graphic" style:parent-style-name="standard">
      <style:graphic-properties svg:stroke-color="#000000" draw:fill-color="#fffffe" draw:textarea-horizontal-align="justify" draw:textarea-vertical-align="middle" draw:auto-grow-height="false" fo:min-height="0.512cm" fo:min-width="3.18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e" draw:textarea-horizontal-align="justify" draw:textarea-vertical-align="middle" draw:auto-grow-height="false" fo:min-height="1.045cm" fo:min-width="1.382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s" fo:country="V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2.032cm" svg:x="1.635cm" svg:y="1.635cm">
          <text:p text:style-name="P1"><text:span text:style-name="T1">Reductor Principal</text:span></text:p>
          <text:p text:style-name="P1"><text:span text:style-name="T2">Modo Flyback</text:span></text:p>
          <text:p text:style-name="P1"><text:span text:style-name="T2">120 VAC – 24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83cm" svg:height="2.032cm" svg:x="1.889cm" svg:y="4.683cm">
          <text:p text:style-name="P1"><text:span text:style-name="T3">Reductor</text:span><text:span text:style-name="T1"> 5.0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83cm" svg:height="2.032cm" svg:x="1.889cm" svg:y="7.985cm">
          <text:p text:style-name="P1"><text:span text:style-name="T1">Reductor 3.3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683cm" svg:height="2.032cm" svg:x="1.889cm" svg:y="11.414cm">
          <text:p text:style-name="P1"><text:span text:style-name="T1">Reductor 5.0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83cm" svg:height="2.032cm" svg:x="1.889cm" svg:y="14.716cm">
          <text:p text:style-name="P1"><text:span text:style-name="T1">Reductor 3.3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83cm" svg:height="0.762cm" svg:x="1.889cm" svg:y="6.742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889cm" svg:y="10.044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889cm" svg:y="13.473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916cm" svg:y="16.775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635cm" svg:y1="2.651cm" svg:x2="1.889cm" svg:y2="5.699cm" draw:start-shape="id1" draw:start-glue-point="3" draw:end-shape="id2" svg:d="M1635 2651h-502v3048h756" svg:viewBox="0 0 757 3049">
          <text:p/>
        </draw:connector>
        <draw:connector draw:style-name="gr4" draw:text-style-name="P1" draw:layer="layout" svg:x1="1.889cm" svg:y1="9.001cm" svg:x2="1.889cm" svg:y2="5.699cm" draw:start-shape="id3" draw:start-glue-point="3" draw:end-shape="id2" svg:d="M1889 9001h-502v-3302h502" svg:viewBox="0 0 503 3303">
          <text:p/>
        </draw:connector>
        <draw:connector draw:style-name="gr4" draw:text-style-name="P1" draw:layer="layout" svg:x1="1.889cm" svg:y1="12.43cm" svg:x2="1.889cm" svg:y2="9.001cm" draw:start-shape="id4" draw:start-glue-point="3" draw:end-shape="id3" draw:end-glue-point="3" svg:d="M1889 12430h-502v-3429h502" svg:viewBox="0 0 503 3430">
          <text:p/>
        </draw:connector>
        <draw:connector draw:style-name="gr4" draw:text-style-name="P1" draw:layer="layout" svg:x1="1.889cm" svg:y1="15.732cm" svg:x2="1.889cm" svg:y2="12.43cm" draw:start-shape="id5" draw:start-glue-point="3" draw:end-shape="id4" draw:end-glue-point="3" svg:d="M1889 15732h-502v-3302h502" svg:viewBox="0 0 503 3303">
          <text:p/>
        </draw:connector>
        <draw:custom-shape draw:style-name="gr5" draw:text-style-name="P2" draw:layer="layout" svg:width="2.032cm" svg:height="1.397cm" svg:x="6.08cm" svg:y="1.635cm">
          <text:p text:style-name="P1"><text:span text:style-name="T2">TL494</text:span></text:p>
          <text:p text:style-name="P1"><text:span text:style-name="T2">LM2585</text:span></text:p>
          <draw:enhanced-geometry svg:viewBox="0 0 21600 21600" draw:text-areas="800 800 20800 20800" draw:type="round-rectangular-callout" draw:modifiers="-424.987702902115 24767.3819742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8:24:14.049934717</meta:creation-date>
    <dc:date>2017-10-26T08:46:25.904088890</dc:date>
    <meta:editing-duration>PT22M9S</meta:editing-duration>
    <meta:editing-cycles>5</meta:editing-cycles>
    <meta:generator>LibreOffice/5.3.4.2$Linux_x86 LibreOffice_project/f82d347ccc0be322489bf7da61d7e4ad13fe2ff3</meta:generator>
    <meta:document-statistic meta:object-count="14"/>
  </office:meta>
</office:document-meta>
</file>